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7e1a" officeooo:paragraph-rsid="00047e1a"/>
    </style:style>
    <style:style style:name="T1" style:family="text">
      <style:text-properties officeooo:rsid="00049a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aemos next.js para crear neustra pagina ya que se renderiza en el servidor, con buen seo, con rutas de api, optimizada y con facilidad de SEO. Ya que ofrece muchas caracteristacas que nos permites construir una aplicaciones con rutas, <text:span text:style-name="T1">fetching</text:span> de datos, react server component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2:03:57.237437110</meta:creation-date>
    <dc:date>2024-05-26T12:26:30.378058566</dc:date>
    <meta:editing-duration>PT2M12S</meta:editing-duration>
    <meta:editing-cycles>1</meta:editing-cycles>
    <meta:document-statistic meta:table-count="0" meta:image-count="0" meta:object-count="0" meta:page-count="1" meta:paragraph-count="1" meta:word-count="45" meta:character-count="281" meta:non-whitespace-character-count="237"/>
    <meta:generator>LibreOffice/7.3.7.2$Linux_X86_64 LibreOffice_project/30$Build-2</meta:generator>
  </office:meta>
</office:document-meta>
</file>